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5.05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4.272cm"/>
    </style:style>
    <style:style style:name="co8" style:family="table-column">
      <style:table-column-properties fo:break-before="auto" style:column-width="4.106cm"/>
    </style:style>
    <style:style style:name="co9" style:family="table-column">
      <style:table-column-properties fo:break-before="auto" style:column-width="16.56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 style:writing-mode="lr-tb"/>
      <style:text-properties style:font-name="Times New Roman" fo:font-size="12pt" fo:font-style="italic"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 style:writing-mode="lr-tb"/>
    </style:style>
    <style:style style:name="ce5" style:family="table-cell" style:parent-style-name="Default" style:data-style-name="N10">
      <style:table-cell-properties style:text-align-source="fix" style:repeat-content="false"/>
      <style:paragraph-properties fo:text-align="center" fo:margin-left="0cm" style:writing-mode="lr-tb"/>
      <style:text-properties style:font-name="Times New Roman" fo:font-size="12pt" fo:font-style="italic" style:text-underline-style="solid" style:text-underline-width="auto" style:text-underline-color="font-color"/>
    </style:style>
    <style:style style:name="ce6" style:family="table-cell" style:parent-style-name="Default" style:data-style-name="N10">
      <style:table-cell-properties style:text-align-source="fix" style:repeat-content="false"/>
      <style:paragraph-properties fo:text-align="justify" fo:margin-left="0cm" style:writing-mode="lr-tb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justify" fo:margin-left="0cm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center" fo:margin-left="0cm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8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3" table:number-columns-repeated="3" table:default-cell-style-name="ce4"/>
        <table:table-column table:style-name="co9" table:default-cell-style-name="ce4"/>
        <table:table-column table:style-name="co3" table:number-columns-repeated="244" table:default-cell-style-name="ce4"/>
        <table:table-row table:style-name="ro1">
          <table:table-cell table:style-name="ce1" office:value-type="string">
            <text:p>Literary Agent</text:p>
          </table:table-cell>
          <table:table-cell table:style-name="ce1" office:value-type="string">
            <text:p>Full length MSS</text:p>
          </table:table-cell>
          <table:table-cell table:style-name="ce5" office:value-type="string">
            <text:p>Percentage</text:p>
          </table:table-cell>
          <table:table-cell table:style-name="ce1" office:value-type="string">
            <text:p>No unsolicited material</text:p>
          </table:table-cell>
          <table:table-cell table:style-name="ce1" office:value-type="string">
            <text:p>Connection before synopsis</text:p>
          </table:table-cell>
          <table:table-cell table:style-name="ce1" office:value-type="string">
            <text:p>Reading fees</text:p>
          </table:table-cell>
          <table:table-cell table:style-name="ce1" office:value-type="string">
            <text:p>Return Postage / SAE</text:p>
          </table:table-cell>
          <table:table-cell table:style-name="ce1" office:value-type="string">
            <text:p>Comments</text:p>
          </table:table-cell>
          <table:table-cell table:number-columns-repeated="248"/>
        </table:table-row>
        <table:table-row table:style-name="ro2">
          <table:table-cell table:style-name="ce2" office:value-type="string" table:number-columns-spanned="12" table:number-rows-spanned="1">
            <text:p>A&amp;B Personal Management Ltd Yes 15% None Yes Yes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Aitken, Gillon Associates Ltd. No 20% Unknown No (send preliminary letter with half page synopsis + first 30 pages) None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Ampersand, the Agency No 20% Unknown Unknown None Unknown Will suggest revisio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Anderson, Darley Literary, TV and Film Agency No 20% Unknown No (send preliminary letter with half page synopsis + first 3 chapters) Unknown Yes Overseas associates: APA Talent&amp; Literary Agency; Cornerstone Literary; Liza Dawson Literary Agency; + 21 leading foreign agents worldwide.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Anubis Literary Agency No 20% Unknown no (send preliminary letter with half page synopsis + first 50 pages) None Yes Deals only with sci-fi, fantasy &amp; horror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1" table:number-rows-spanned="1">
            <text:p>Author Literary agents No 25% Unknown no (send preliminary letter with half page synopsis + first 1 chapter + scene or section) None Yes</text:p>
          </table:table-cell>
          <table:covered-table-cell table:style-name="ce2"/>
          <table:covered-table-cell table:style-name="ce6"/>
          <table:covered-table-cell table:number-columns-repeated="8" table:style-name="ce2"/>
          <table:table-cell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Baker, Don Associates Yes 15% None Unknown Yes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Banks, Diane Associates No 20% Unknown Yes, by e-mail only (send brief CV, synopsis, and sample chapters as attachments) None None submissions@dianebanks.co.uk Aims to give initial response within two weeks time, will suggest revisio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Bell Lomax Agency, the Yes Unknown None without preliminary letter Unknown None Unknow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Blake Friedman Literary, TV &amp; Film Agency Ltd. Yes 20% Unknown no (send preliminary letter with half page synopsis + first 2 chapters, preffered) None Unknown Represented worldwide in 26 markets, specialists in TV &amp; Film rights.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3" office:value-type="string" table:number-columns-spanned="12" table:number-rows-spanned="1">
            <text:p>Book Bureau Literary Agency, the Yes 20% Unknown No (send preliminary letter with half page synopsis + first 3 chapters) None Yes Strong editorial support, IRCs from UK and abroad, works with agents overseas</text:p>
          </table:table-cell>
          <table:covered-table-cell table:style-name="ce3"/>
          <table:covered-table-cell table:style-name="ce7"/>
          <table:covered-table-cell table:number-columns-repeated="3" table:style-name="ce3"/>
          <table:covered-table-cell table:number-columns-repeated="6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Bryan, Felicity No 20% Unknown Unknown Unknown Unknown Translation rights handled by Andrew Nurnberg Associates; works in conjunction with US agents.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Brie Burkeman No 20% Unsolicited email attachments will be deleted without opening Unknown None Yes Also associated with Serafina Clarke Ltd and independent film/TV consultant to literary agents.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Campbell Thomson &amp; McLaughlin Ltd Yes 20% No unsolicited material No (send preliminary letter or email submissions@ctmcl.co.uk None Unknown USA agents represented: Raines &amp; Raines, the Fox Chase Agency, Inc. Translation rights handled by the Marsh Agency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Capel &amp; Land Ltd. No 15% Unknown Unknown None Unknown Will suggest revisio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Cheetam, Mic Literary Agency No 15-20% No unsolicited material Unknown None Unknown will suggest revision, works with The Marsh Agency Ltd. For foreign rights.</text:p>
          </table:table-cell>
          <table:covered-table-cell table:style-name="ce3"/>
          <table:covered-table-cell table:number-columns-repeated="10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Chilcote, Judith Agency No 20-25% Unknown no (send preliminary letter + first 3 chapters only + CV) None Yes Works in conjunction with overseas agents and New York affiliate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Clemmy, Mary Literary Agency No 20% No unsolicited material no (send preliminary letter) None Yes works in conjunction with US agent</text:p>
          </table:table-cell>
          <table:covered-table-cell table:style-name="ce2"/>
          <table:covered-table-cell table:style-name="ce6"/>
          <table:covered-table-cell table:number-columns-repeated="4" table:style-name="ce2"/>
          <table:covered-table-cell table:style-name="ce3"/>
          <table:covered-table-cell table:number-columns-repeated="4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Clowes, Jonathan Ltd. No 20% No unsolicited material Unknown None Unknown works in conjunction with overseas agent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Cochrane, Elsepth Personal Management. No 13% No unsolicited material no (send preliminary letter&amp; synopsis) None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Colin. Rosica Ltd. Yes 10-20% Yes Yes (Synopsis only in first instance add letter outlining writing credits and whether MSS has been previously submitted) None Yes Might take 3-4 months to get back with an answer to the MS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Conville &amp; Walsh Ltd. No Unknown Unknown Yes (Synopsis + first 3 chapters +cover letter) None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Conway-Gordon, Jane Ltd. Yes 20% Unknown no (send preliminary letter) None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Coombs Moylett Literary Agency No 15% Unknown no (send preliminary letter + first 3 chapters only) None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Crew, Rupert Ltd. No 20% Unknown no (send preliminary letter) None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Curtis Brown Group Ltd. No 20% Unknown no (send short synopsis + 2-3 sample chapters and an autobiographical note) None Yes See website for further submissions instructions. (www.curtisbrown.co.uk)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De Wolfe, Felix No 20% Unknown Unknown None Unknow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DGA Ltd. Yes 20% Unknown Unknown None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Dorian Literary Agency (DLA) No 20% Unknown no (send preliminary letter + first 3 chapters only +brief outline) None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Eady, Toby Associates Ltd. No 20% Unknown Unknown Unknown Unknown Approach by personal recommendation.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Eddison Pearson Ltd. No 15-20% Unknown E-mail enquiries only- email for up-to date submission guidelines by return None Unknown May suggest revision where appropriate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Gabriel, Juri Yes 20% Unknown Unknown None Yes will suggest revision where appropriate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Glass, Eric Yes Unknown No unsolicited material Unknown Unknown Unknow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Green, Christine Authors' Agent Yes 20% Unknown no (send preliminary letter None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Greenberg, Louise Books Ltd Yes 20-25% Unknown Unknown None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Greene &amp; Heaton Ltd No 20% Unknown no (send preliminary letter and synopsis + 3 first chapters) Unknown Yes Email submissions considered at discretio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Grossman, David Literary Agency Ltd Yes 20% Unknown no (send preliminary letter None Unknow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Gunn, Marianne O'Connor Literary Agency No 20% Unknown no (send preliminary letter+ half page synopsis + first 50 pages) Unknown Unknow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Hanbury, Margaret No 20% No unsolicited material Unknown Unknown Unknow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Harwood, Antony Ltd No 20% Unknown Unknown None Unknown Will suggest revisio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Heath, A.M. &amp; Co. Ltd Yes 20% Unknown Unknown None Unknown Agents in USA &amp; all european countries &amp; Japa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Higham, David Associates Ltd No 20% Unknown no (send preliminary letter None Yes Represented in all foreign market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Howarth, Tanja Literary Agency Yes 20% No unsolicited material Unknown None Unknown Specializes in german translation rights, represented in the USA by various agent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ICM Books No Unknown No unsolicited material no (send preliminary letter sample chapters) Unknown Yes Division of International Creative Management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International Scripts Yes 20% Unknown no (send preliminary letter Unknown Yes An editorial contribution plus return postage may be requested for reading MS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James, Barrie Literary Agency Unknown Unknown No unsolicited material Send SAE or email Unknown Yes Internet site for new writers and poets to display their work to publisher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Janklow &amp; Nesbit (UK) Ltd Unknown Unknown No unsolicited material no (send preliminary letter + synopsis + 3 sample chapters) Unknown Yes US and foreign rights are handled by Janklow &amp; Nesbit Associates in New York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Johnson &amp; Alcock Ltd Yes 20% No unsolicited material no (send preliminary letter + first 3 chapters only + synopsis None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Judd, Jane Literary Agency Unknown 20% Unknown no (send preliminary letter + first chapter only + Synopsis) None Yes works in conjunction with overseas agents and USA agent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Kass, Michelle Associates Yes 15-20% No unsolicited material Unknown None Unknown Will suggest revisio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Knight, Peter Agency Unknown Unknown No unsolicited material no (send preliminary letter +synopsis + CV) Unknown Unknown works in conjunction with overseas agents in the Usa and Australia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Levy, Barbara Literary Agency Yes Unknown Unknown no (send preliminary letter + synopsis) None Yes Translation rights handled by Buckman Agency; works in conjunction with US agents.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London Independent Books Yes 20% Unknown Unknown None Unknown will suggest revision for promissin MS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Luck, Lucy Associates No 20% Unknown Unknown None Unknown Will suggest revisio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Lutyens &amp; Rubinstein No 20% Unknown no (send preliminary letter + first 2 chapters only ) None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McAra, Duncan No 20% Unknown No (send preliminary letter ) None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McMullen, Eunice Children's Literary Agency Ltd No 15% No unsolicited material Unknown Unknown Unknown Telphone enquries only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3" office:value-type="string" table:number-columns-spanned="12" table:number-rows-spanned="1">
            <text:p>Manson , sarah literary agent No 20% Unknown No (send preliminary letter + CV + synopis + 3 first chapters ) Unknown Yes See website for further submissions instructions.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Marjacq scripts Yes 20% Unknown send SAE + first 3 chapters +synopsis Unknown Yes May suggest revision where appropriate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Marsh, the Agency Ltd. Unknown Unknown Yes send SAE + 2 first chapters + synopsis None Unknown specializes in internationl client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Marvin, Blanche Yes 15% Unknown Unknown None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MBA Literary Agency Ltd. Unknown 20% No unsolicited material Unknown Unknown Unknow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Morris, Laura Literary Agency Yes 20% No unsolicited material Unknown Unknown Unknow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Noach, Maggie Literary Agency Unknown 20% Unknown send SAE + synopsis + 2 or 3 sample chapters <text:s/>None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Nye, Alexandra, Writers &amp; Agents Yes 15-20% Unknown preliminary letter with synopsis Yes Unknow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O'leary, David Literary Agency Yes 20% Unknown write, call or e-mail before sending MSS None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PFD (The Peters Fraser &amp; Dunlop group Ltd.) Unknown 20% Unknown see website for submission details Unknown Unknow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Pollinger Ltd. Unknown 20% No unsolicited material Unknown Unknown Unknow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Power, Shelly Literary Agency Ltd Yes 19% Unknown preliminary letter with synopsis None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Redhammer Management Ltd Yes 20% No unsolicited material see website for submission details None Unknow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Richards, Lisa, the Agency No 20% Unknown send SAE + 3-4 sample chapters + synopsis None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Robinson Literary Agency Ltd Unknown 20% Unknown Unknown None Unknown Will suggest revisio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Rogers, Coleridge &amp; White Ltd Yes 20% No unsolicited material Unknown Unknown Unknow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Rushby-Smith, Uli Literary Agency No 20% Unknown send SAE + synopsis + 2 or 3 sample chapters <text:s/>None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Sayle, the Literary Agency Unknown 20% Unknown preliminary letter with synopsis None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Scott Ferries Associates Unknown 20% No unsolicited material preliminary letter with synopsis maybe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Sheil, Anthony in association with Gillon Aitken Associates Unknown 20% Unknown Unknown None Unknow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Sheil Land Associates Ltd Unknown 20% Unknown preliminary letter with synopsis None Yes welcomes approaches from new clients either to start or to develop their career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Sheldon, Caroline <text:s/>Literary Literary Agency Ltd No 20% Unknown preliminary letter with synopsis to the Isle of Wight address, describe ambitions, + 3 first chapters Unknown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Sinclair-Stevenson Yes 20% Unknown Unknown None Unknown Will suggest revisio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Standen, the Literary Agency No 20% Unknown preliminary letter with synopsis + 3 first chapters by post only in first instance None Yes interested in new writer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Susijn, the Agency Ltd No 20% Unknown preliminary letter with synopsis + 2 first chapters None Unknow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Turnbull, Jane Unknown 20% No unsolicited material preliminary letter with synopsis None Yes works in conjunction with Gillon Aikten Associates Ltd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United Authors Ltd Yes 20% Unknown Unknown Unknown Unknown Will suggest revisio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Victor, Ed Ltd Unknown 20% No unsolicited material Unknown None Unknow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Wade and Doherty Literary Agency Ltd 20% Unknown Unknown None Unknown See website for further submissions instructions, Email submissions preferred, New authors welcome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Watson, Little Ltd Unknown 20% No unsolicited material preliminary letter with synopsis (informative) Unknown Yes</text:p>
          </table:table-cell>
          <table:covered-table-cell table:style-name="ce3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Watt A.P.Ltd Yes 20% No unsolicited material preliminary letter with synopsis None Unknow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White, Eve No 20% Unknown preliminary letter with synopsis + 2-3 chapters + word count + email addresses None Yes Will suggest revisio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Wiener, Dinah Ltd Yes 20% Unknown preliminary letter with synopsis None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Williams, Jonathan, Literary Agency Unknown Unknown Unknown Unknown None Yes Will suggest revision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2">
          <table:table-cell table:style-name="ce2" office:value-type="string" table:number-columns-spanned="12" table:number-rows-spanned="1">
            <text:p>Wylie, The, Agency UK Ltd No 20% No unsolicited material preliminary letter with synopsis + 2 first chapters Unknown Yes</text:p>
          </table:table-cell>
          <table:covered-table-cell table:style-name="ce2"/>
          <table:covered-table-cell table:style-name="ce6"/>
          <table:covered-table-cell table:number-columns-repeated="9" table:style-name="ce2"/>
          <table:table-cell table:number-columns-repeated="244"/>
        </table:table-row>
        <table:table-row table:style-name="ro3" table:number-rows-repeated="6544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he" style:country-complex="IL"/>
    </style:default-style>
    <number:number-style style:name="N0">
      <number:number number:min-integer-digits="1"/>
    </number:number-style>
    <number:currency-style style:name="N110P0" style:volatile="true">
      <number:currency-symbol number:language="he" number:country="IL">₪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he" number:country="IL">₪</number:currency-symbol>
      <number:text> -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/01/2009</text:date>, <text:time>17:1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OoZoOl Obliterator</meta:initial-creator>
    <meta:creation-date>2007-07-01T15:11:56</meta:creation-date>
    <dc:creator>OoZooL Obliterator</dc:creator>
    <dc:date>2009-01-15T17:11:08.06</dc:date>
    <meta:editing-cycles>14</meta:editing-cycles>
    <meta:editing-duration>PT21H32M47S</meta:editing-duration>
    <meta:document-statistic meta:table-count="3" meta:cell-count="100" meta:object-count="0"/>
    <meta:user-defined meta:name="Info 1"/>
    <meta:user-defined meta:name="Info 2"/>
    <meta:user-defined meta:name="Info 3"/>
    <meta:user-defined meta:name="Info 4"/>
  </office:meta>
</office:document-meta>
</file>